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paragraph-properties fo:background-color="#eeeeee">
        <style:background-image/>
      </style:paragraph-properties>
    </style:style>
    <style:style style:name="P93" style:family="paragraph" style:parent-style-name="Heading_20_2">
      <style:paragraph-properties fo:background-color="#eeeeee">
        <style:background-image/>
      </style:paragraph-properties>
      <style:text-properties fo:language="ru" fo:country="RU"/>
    </style:style>
    <style:style style:name="P9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0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67194545039193054"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3931033419904071328"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076228432384917877"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417543664242244042"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всполошилась, <text:span text:style-name="T1">прислушалась</text:span> и стала носиться по читальному залу с загнанным видом.</text:p>
      <text:p text:style-name="P28"><text:soft-page-break/>–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в на меня глаз и прижав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нащуп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28">– <text:s/><text:span text:style-name="T1">К</text:span>ак ты её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мок</text:span>. В этот момент дверь в библиотеку открылась и <text:span text:style-name="T1">в читальный зал ввалилась толпа нянек, санитарок и других медработников во главе с маститым доктором.</text:span></text:p>
      <text:p text:style-name="P28"><text:span text:style-name="T1">Увидев Селестию, толпа замерла. Та в попытке спрятать меня, раскрыла крылья.</text:span></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8"><text:span text:style-name="T1">– <text:s/>А придётся. Кстати, крылья можешь опустить. Всё равно видна табуретка и мои ноги.</text:span></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Кто-то из санитарок упал в обморок.</text:span></text:p>
      <text:p text:style-name="P28"><text:span text:style-name="T1">– Занавес. </text:span>– <text:s/><text:span text:style-name="T1">подытожил я. </text:span></text:p>
      <text:p text:style-name="P28"/>
      <text:h text:style-name="Heading_20_2" text:outline-level="2"><text:span text:style-name="T1">«Феникс»</text:span></text:h>
      <text:p text:style-name="P28">&lt;<text:span text:style-name="T1">Макс встречает дочь Мэдтроттера, передаёт ему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28"/>
      <text:p text:style-name="P28"/>
      <text:p text:style-name="P28"/>
      <text:p text:style-name="P28"/>
      <text:p text:style-name="P28"/>
      <text:p text:style-name="P28"/>
      <text:p text:style-name="P28"><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text:soft-page-break/>рспростёртыми крыльями-костями. Луна похожа на худую клячу. У Макса разговор с Луной — она во сне понимает, что это сон и напутствует Макса&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
      <text:p text:style-name="P27"/>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text:span><text:soft-page-break/><text:span text:style-name="T12">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2"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text:soft-page-break/>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oft-page-break/><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2"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2" text:outline-level="2">Рейд пони-рэйнджеров</text:h>
      <text:p text:style-name="P36"/>
      <text:p text:style-name="P42"><text:soft-page-break/>(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soft-page-break/>***</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text:soft-page-break/>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2"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text:soft-page-break/>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pan text:style-name="T11">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2" text:outline-level="2">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text:soft-page-break/>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text:soft-page-break/></text:p>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oft-page-break/><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oft-page-break/><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oft-page-break/><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2" text:outline-level="2">Сон Макса</text:h>
      <text:p text:style-name="P65"/>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text:span><text:span text:style-name="T11">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oft-page-break/><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2"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oft-page-break/><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oft-page-break/><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text:soft-page-break/>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oft-page-break/><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2" text:outline-level="2"><text:soft-page-break/>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text:soft-page-break/>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text:soft-page-break/>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text:soft-page-break/>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2"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2" text:outline-level="2">Третий сон РД. Fallout</text:h>
      <text:p text:style-name="P36"/>
      <text:p text:style-name="P36"><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2"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2"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text:soft-page-break/>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oft-page-break/><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6"/>
      <text:h text:style-name="P9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text:soft-page-break/>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2"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text:soft-page-break/>…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2" text:outline-level="2"><text:soft-page-break/>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2" text:outline-level="2"><text:soft-page-break/>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text:soft-page-break/></text:p>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text:soft-page-break/>–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2"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3264824777375708641"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oft-page-break/><text:span text:style-name="T5">– </text:span>А если нет? – Эпплджек смотрела мне мне прямо в глаза.</text:p>
      <text:list xml:id="list42699460" text:continue-numbering="true" text:style-name="L5">
        <text:list-header>
          <text:p text:style-name="P102">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715483" text:continue-numbering="true" text:style-name="L5">
        <text:list-header>
          <text:p text:style-name="P102">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725906"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3"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text:soft-page-break/>–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3"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7405492636664658085"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3315867297188173207" text:style-name="L7">
        <text:list-header>
          <text:p text:style-name="P9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92"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text:soft-page-break/>–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text:soft-page-break/></text:p>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text:soft-page-break/>–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4"/>
      <text:h text:style-name="P92"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text:soft-page-break/>–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text:soft-page-break/>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text:soft-page-break/>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3304833900920497518"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text:soft-page-break/>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2"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text:soft-page-break/></text:p>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21T22:54:20.10</dc:date>
    <meta:editing-duration>P41DT11H24M12S</meta:editing-duration>
    <meta:editing-cycles>1448</meta:editing-cycles>
    <meta:generator>OpenOffice/4.1.1$Win32 OpenOffice.org_project/411m6$Build-9775</meta:generator>
    <dc:creator>макс </dc:creator>
    <meta:document-statistic meta:table-count="0" meta:image-count="0" meta:object-count="0" meta:page-count="109" meta:paragraph-count="2252" meta:word-count="51821" meta:character-count="329947"/>
  </office:meta>
</office:document-meta>
</file>